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8.7616099071207" calcext:value-type="float">
            <text:p>98,76</text:p>
          </table:table-cell>
          <table:table-cell table:style-name="ce3" table:formula="of:=([.F2]/12597)*100" office:value-type="float" office:value="1.23839009287926" calcext:value-type="float">
            <text:p>1,24</text:p>
          </table:table-cell>
          <table:table-cell office:value-type="float" office:value="4112" calcext:value-type="float">
            <text:p>4112</text:p>
          </table:table-cell>
          <table:table-cell table:style-name="ce4" table:formula="of:=[.E18]+[.H18]" office:value-type="float" office:value="12441" calcext:value-type="float">
            <text:p>12441</text:p>
          </table:table-cell>
          <table:table-cell table:formula="of:=12597-[.E2]" office:value-type="float" office:value="156" calcext:value-type="float">
            <text:p>156</text:p>
          </table:table-cell>
          <table:table-cell office:value-type="float" office:value="146.161235094" calcext:value-type="float">
            <text:p>146,161235094</text:p>
          </table:table-cell>
          <table:table-cell office:value-type="float" office:value="8.34420704842" calcext:value-type="float">
            <text:p>8,3442070484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4363737397793" calcext:value-type="float">
            <text:p>99,44</text:p>
          </table:table-cell>
          <table:table-cell table:style-name="ce3" table:formula="of:=([.F3]/12597)*100" office:value-type="float" office:value="0.563626260220688" calcext:value-type="float">
            <text:p>0,56</text:p>
          </table:table-cell>
          <table:table-cell office:value-type="float" office:value="4600" calcext:value-type="float">
            <text:p>4600</text:p>
          </table:table-cell>
          <table:table-cell table:style-name="ce4" table:formula="of:=[.E19]+[.H19]" office:value-type="float" office:value="12526" calcext:value-type="float">
            <text:p>12526</text:p>
          </table:table-cell>
          <table:table-cell table:formula="of:=12597-[.E3]" office:value-type="float" office:value="71" calcext:value-type="float">
            <text:p>71</text:p>
          </table:table-cell>
          <table:table-cell office:value-type="float" office:value="274.490000963" calcext:value-type="float">
            <text:p>274,490000963</text:p>
          </table:table-cell>
          <table:table-cell office:value-type="float" office:value="9.30125784874" calcext:value-type="float">
            <text:p>9,3012578487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8.8409938874335" calcext:value-type="float">
            <text:p>98,84</text:p>
          </table:table-cell>
          <table:table-cell table:style-name="ce3" table:formula="of:=([.F4]/12597)*100" office:value-type="float" office:value="1.15900611256648" calcext:value-type="float">
            <text:p>1,16</text:p>
          </table:table-cell>
          <table:table-cell office:value-type="float" office:value="3809" calcext:value-type="float">
            <text:p>3809</text:p>
          </table:table-cell>
          <table:table-cell table:style-name="ce4" table:formula="of:=[.E20]+[.H20]" office:value-type="float" office:value="12451" calcext:value-type="float">
            <text:p>12451</text:p>
          </table:table-cell>
          <table:table-cell table:formula="of:=12597-[.E4]" office:value-type="float" office:value="146" calcext:value-type="float">
            <text:p>146</text:p>
          </table:table-cell>
          <table:table-cell office:value-type="float" office:value="149.177466869" calcext:value-type="float">
            <text:p>149,177466869</text:p>
          </table:table-cell>
          <table:table-cell office:value-type="float" office:value="7.75448894501" calcext:value-type="float">
            <text:p>7,75448894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3728665555291" calcext:value-type="float">
            <text:p>99,37</text:p>
          </table:table-cell>
          <table:table-cell table:style-name="ce3" table:formula="of:=([.F5]/12597)*100" office:value-type="float" office:value="0.627133444470906" calcext:value-type="float">
            <text:p>0,63</text:p>
          </table:table-cell>
          <table:table-cell office:value-type="float" office:value="3067" calcext:value-type="float">
            <text:p>3067</text:p>
          </table:table-cell>
          <table:table-cell table:style-name="ce4" table:formula="of:=[.E21]+[.H21]" office:value-type="float" office:value="12518" calcext:value-type="float">
            <text:p>12518</text:p>
          </table:table-cell>
          <table:table-cell table:formula="of:=12597-[.E5]" office:value-type="float" office:value="79" calcext:value-type="float">
            <text:p>79</text:p>
          </table:table-cell>
          <table:table-cell office:value-type="float" office:value="196.53888607" calcext:value-type="float">
            <text:p>196,53888607</text:p>
          </table:table-cell>
          <table:table-cell office:value-type="float" office:value="5.89414596558" calcext:value-type="float">
            <text:p>5,8941459656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586488846551" calcext:value-type="float">
            <text:p>99,66</text:p>
          </table:table-cell>
          <table:table-cell table:style-name="ce3" table:formula="of:=([.F6]/12597)*100" office:value-type="float" office:value="0.341351115344923" calcext:value-type="float">
            <text:p>0,34</text:p>
          </table:table-cell>
          <table:table-cell office:value-type="float" office:value="3198" calcext:value-type="float">
            <text:p>3198</text:p>
          </table:table-cell>
          <table:table-cell table:style-name="ce4" table:formula="of:=[.E22]+[.H22]" office:value-type="float" office:value="12554" calcext:value-type="float">
            <text:p>12554</text:p>
          </table:table-cell>
          <table:table-cell table:formula="of:=12597-[.E6]" office:value-type="float" office:value="43" calcext:value-type="float">
            <text:p>43</text:p>
          </table:table-cell>
          <table:table-cell office:value-type="float" office:value="155.506356955" calcext:value-type="float">
            <text:p>155,506356955</text:p>
          </table:table-cell>
          <table:table-cell office:value-type="float" office:value="6.14344215393" calcext:value-type="float">
            <text:p>6,143442153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8.8409938874335" calcext:value-type="float">
            <text:p>98,84</text:p>
          </table:table-cell>
          <table:table-cell table:style-name="ce3" table:formula="of:=([.F7]/12597)*100" office:value-type="float" office:value="1.15900611256648" calcext:value-type="float">
            <text:p>1,16</text:p>
          </table:table-cell>
          <table:table-cell office:value-type="float" office:value="5998" calcext:value-type="float">
            <text:p>5998</text:p>
          </table:table-cell>
          <table:table-cell table:style-name="ce4" table:formula="of:=[.E23]+[.H23]" office:value-type="float" office:value="12451" calcext:value-type="float">
            <text:p>12451</text:p>
          </table:table-cell>
          <table:table-cell table:formula="of:=12597-[.E7]" office:value-type="float" office:value="146" calcext:value-type="float">
            <text:p>146</text:p>
          </table:table-cell>
          <table:table-cell office:value-type="float" office:value="192.072445869" calcext:value-type="float">
            <text:p>192,072445869</text:p>
          </table:table-cell>
          <table:table-cell office:value-type="float" office:value="12.1135516167" calcext:value-type="float">
            <text:p>12,113551616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8.6981027228705" calcext:value-type="float">
            <text:p>98,70</text:p>
          </table:table-cell>
          <table:table-cell table:style-name="ce3" table:formula="of:=([.F8]/12597)*100" office:value-type="float" office:value="1.30189727712948" calcext:value-type="float">
            <text:p>1,30</text:p>
          </table:table-cell>
          <table:table-cell office:value-type="float" office:value="3385" calcext:value-type="float">
            <text:p>3385</text:p>
          </table:table-cell>
          <table:table-cell table:style-name="ce4" table:formula="of:=[.E24]+[.H24]" office:value-type="float" office:value="12433" calcext:value-type="float">
            <text:p>12433</text:p>
          </table:table-cell>
          <table:table-cell table:formula="of:=12597-[.E8]" office:value-type="float" office:value="164" calcext:value-type="float">
            <text:p>164</text:p>
          </table:table-cell>
          <table:table-cell office:value-type="float" office:value="281.409865856" calcext:value-type="float">
            <text:p>281,409865856</text:p>
          </table:table-cell>
          <table:table-cell office:value-type="float" office:value="6.53399085999" calcext:value-type="float">
            <text:p>6,5339908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4601889338732" calcext:value-type="float">
            <text:p>99,46</text:p>
          </table:table-cell>
          <table:table-cell table:style-name="ce3" table:formula="of:=([.F9]/12597)*100" office:value-type="float" office:value="0.539811066126856" calcext:value-type="float">
            <text:p>0,54</text:p>
          </table:table-cell>
          <table:table-cell office:value-type="float" office:value="3319" calcext:value-type="float">
            <text:p>3319</text:p>
          </table:table-cell>
          <table:table-cell table:style-name="ce4" table:formula="of:=[.E25]+[.H25]" office:value-type="float" office:value="12529" calcext:value-type="float">
            <text:p>12529</text:p>
          </table:table-cell>
          <table:table-cell table:formula="of:=12597-[.E9]" office:value-type="float" office:value="68" calcext:value-type="float">
            <text:p>68</text:p>
          </table:table-cell>
          <table:table-cell office:value-type="float" office:value="216.887742996" calcext:value-type="float">
            <text:p>216,887742996</text:p>
          </table:table-cell>
          <table:table-cell office:value-type="float" office:value="6.378865242" calcext:value-type="float">
            <text:p>6,378865242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5633881082798" calcext:value-type="float">
            <text:p>99,56</text:p>
          </table:table-cell>
          <table:table-cell table:style-name="ce3" table:formula="of:=([.F10]/12597)*100" office:value-type="float" office:value="0.436611891720251" calcext:value-type="float">
            <text:p>0,44</text:p>
          </table:table-cell>
          <table:table-cell office:value-type="float" office:value="4130" calcext:value-type="float">
            <text:p>4130</text:p>
          </table:table-cell>
          <table:table-cell table:style-name="ce4" table:formula="of:=[.E26]+[.H26]" office:value-type="float" office:value="12542" calcext:value-type="float">
            <text:p>12542</text:p>
          </table:table-cell>
          <table:table-cell table:formula="of:=12597-[.E10]" office:value-type="float" office:value="55" calcext:value-type="float">
            <text:p>55</text:p>
          </table:table-cell>
          <table:table-cell office:value-type="float" office:value="241.041445971" calcext:value-type="float">
            <text:p>241,041445971</text:p>
          </table:table-cell>
          <table:table-cell office:value-type="float" office:value="8.37723994255" calcext:value-type="float">
            <text:p>8,377239942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3728665555291" calcext:value-type="float">
            <text:p>99,37</text:p>
          </table:table-cell>
          <table:table-cell table:style-name="ce3" table:formula="of:=([.F11]/12597)*100" office:value-type="float" office:value="0.627133444470906" calcext:value-type="float">
            <text:p>0,63</text:p>
          </table:table-cell>
          <table:table-cell office:value-type="float" office:value="3326" calcext:value-type="float">
            <text:p>3326</text:p>
          </table:table-cell>
          <table:table-cell table:style-name="ce4" table:formula="of:=[.E27]+[.H27]" office:value-type="float" office:value="12518" calcext:value-type="float">
            <text:p>12518</text:p>
          </table:table-cell>
          <table:table-cell table:formula="of:=12597-[.E11]" office:value-type="float" office:value="79" calcext:value-type="float">
            <text:p>79</text:p>
          </table:table-cell>
          <table:table-cell office:value-type="float" office:value="183.782132149" calcext:value-type="float">
            <text:p>183,782132149</text:p>
          </table:table-cell>
          <table:table-cell office:value-type="float" office:value="6.60102820396" calcext:value-type="float">
            <text:p>6,601028204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2006033182504" calcext:value-type="float">
            <text:p>99,2006033183</text:p>
          </table:table-cell>
          <table:table-cell table:formula="of:=AVERAGE([.C2:.C11])" office:value-type="float" office:value="0.799396681749623" calcext:value-type="float">
            <text:p>0,7993966817</text:p>
          </table:table-cell>
          <table:table-cell table:formula="of:=SUM([.D2:.D11])/10" office:value-type="float" office:value="3894.4" calcext:value-type="float">
            <text:p>3894,4</text:p>
          </table:table-cell>
          <table:table-cell table:formula="of:=AVERAGE([.E2:.E11])" office:value-type="float" office:value="12496.3" calcext:value-type="float">
            <text:p>12496,3</text:p>
          </table:table-cell>
          <table:table-cell table:formula="of:=AVERAGE([.F2:.F11])" office:value-type="float" office:value="100.7" calcext:value-type="float">
            <text:p>100,7</text:p>
          </table:table-cell>
          <table:table-cell table:formula="of:=SUM([.G2:.G11])/10" office:value-type="float" office:value="203.7067578792" calcext:value-type="float">
            <text:p>203,7067578792</text:p>
          </table:table-cell>
          <table:table-cell table:formula="of:=SUM([.H2:.H11])/10" office:value-type="float" office:value="7.744221782688" calcext:value-type="float">
            <text:p>7,7442217827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309152972930063" calcext:value-type="float">
            <text:p>0,3091529729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77.4" calcext:value-type="float">
            <text:p>5777,4</text:p>
          </table:table-cell>
          <table:table-cell table:formula="of:=AVERAGE([.G18:.G27])" office:value-type="float" office:value="85.3" calcext:value-type="float">
            <text:p>85,3</text:p>
          </table:table-cell>
          <table:table-cell/>
          <table:table-cell office:value-type="float" office:value="5764" calcext:value-type="float">
            <text:p>5764</text:p>
          </table:table-cell>
          <table:table-cell office:value-type="float" office:value="14" calcext:value-type="float">
            <text:p>14</text:p>
          </table:table-cell>
          <table:table-cell office:value-type="float" office:value="142" calcext:value-type="float">
            <text:p>142</text:p>
          </table:table-cell>
          <table:table-cell table:formula="of:=12597-SUM([.E18:.G18])" office:value-type="float" office:value="6677" calcext:value-type="float">
            <text:p>6677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5.4" calcext:value-type="float">
            <text:p>15,4</text:p>
          </table:table-cell>
          <table:table-cell table:formula="of:=AVERAGE([.H18:.H27])" office:value-type="float" office:value="6718.9" calcext:value-type="float">
            <text:p>6718,9</text:p>
          </table:table-cell>
          <table:table-cell/>
          <table:table-cell office:value-type="float" office:value="5841" calcext:value-type="float">
            <text:p>5841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formula="of:=12597-SUM([.E19:.G19])" office:value-type="float" office:value="6685" calcext:value-type="float">
            <text:p>6685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15" calcext:value-type="float">
            <text:p>5715</text:p>
          </table:table-cell>
          <table:table-cell office:value-type="float" office:value="14" calcext:value-type="float">
            <text:p>14</text:p>
          </table:table-cell>
          <table:table-cell office:value-type="float" office:value="132" calcext:value-type="float">
            <text:p>132</text:p>
          </table:table-cell>
          <table:table-cell table:formula="of:=12597-SUM([.E20:.G20])" office:value-type="float" office:value="6736" calcext:value-type="float">
            <text:p>6736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77.4" calcext:value-type="float">
            <text:p>5777,4</text:p>
          </table:table-cell>
          <table:table-cell table:number-columns-repeated="2"/>
          <table:table-cell office:value-type="float" office:value="5716" calcext:value-type="float">
            <text:p>5716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table:formula="of:=12597-SUM([.E21:.G21])" office:value-type="float" office:value="6802" calcext:value-type="float">
            <text:p>680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5.4" calcext:value-type="float">
            <text:p>15,4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formula="of:=12597-SUM([.E22:.G22])" office:value-type="float" office:value="6686" calcext:value-type="float">
            <text:p>6686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85.3" calcext:value-type="float">
            <text:p>85,3</text:p>
          </table:table-cell>
          <table:table-cell table:number-columns-repeated="2"/>
          <table:table-cell office:value-type="float" office:value="5716" calcext:value-type="float">
            <text:p>5716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table:formula="of:=12597-SUM([.E23:.G23])" office:value-type="float" office:value="6735" calcext:value-type="float">
            <text:p>673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8.9" calcext:value-type="float">
            <text:p>6718,9</text:p>
          </table:table-cell>
          <table:table-cell table:number-columns-repeated="2"/>
          <table:table-cell office:value-type="float" office:value="5748" calcext:value-type="float">
            <text:p>5748</text:p>
          </table:table-cell>
          <table:table-cell office:value-type="float" office:value="23" calcext:value-type="float">
            <text:p>23</text:p>
          </table:table-cell>
          <table:table-cell office:value-type="float" office:value="141" calcext:value-type="float">
            <text:p>141</text:p>
          </table:table-cell>
          <table:table-cell table:formula="of:=12597-SUM([.E24:.G24])" office:value-type="float" office:value="6685" calcext:value-type="float">
            <text:p>6685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formula="of:=12597-SUM([.E25:.G25])" office:value-type="float" office:value="6721" calcext:value-type="float">
            <text:p>6721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3" calcext:value-type="float">
            <text:p>5833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formula="of:=12597-SUM([.E26:.G26])" office:value-type="float" office:value="6709" calcext:value-type="float">
            <text:p>6709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65" calcext:value-type="float">
            <text:p>5765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table:formula="of:=12597-SUM([.E27:.G27])" office:value-type="float" office:value="6753" calcext:value-type="float">
            <text:p>6753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2006033182504" calcext:value-type="float">
            <text:p>0,9920060332</text:p>
          </table:table-cell>
          <table:table-cell table:number-columns-repeated="2"/>
          <table:table-cell table:formula="of:=SUM([.E18:.E27])/10" office:value-type="float" office:value="5777.4" calcext:value-type="float">
            <text:p>5777,4</text:p>
          </table:table-cell>
          <table:table-cell table:formula="of:=SUM([.F18:.F27])/10" office:value-type="float" office:value="15.4" calcext:value-type="float">
            <text:p>15,4</text:p>
          </table:table-cell>
          <table:table-cell table:formula="of:=SUM([.G18:.G27])/10" office:value-type="float" office:value="85.3" calcext:value-type="float">
            <text:p>85,3</text:p>
          </table:table-cell>
          <table:table-cell table:formula="of:=SUM([.H18:.H27])/10" office:value-type="float" office:value="6718.9" calcext:value-type="float">
            <text:p>6718,9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799396681749623" calcext:value-type="float">
            <text:p>0,00799396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5450389752162" calcext:value-type="float">
            <text:p>0,98545038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713199590158" calcext:value-type="float">
            <text:p>0,997713199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9:52:29.2548310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59S</meta:editing-duration>
    <meta:editing-cycles>10</meta:editing-cycles>
    <meta:generator>LibreOffice/5.1.6.2$Linux_X86_64 LibreOffice_project/10m0$Build-2</meta:generator>
    <dc:date>2018-01-21T19:53:34.617115792</dc:date>
    <meta:document-statistic meta:table-count="1" meta:cell-count="177" meta:object-count="0"/>
  </office:meta>
</office:document-meta>
</file>